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9f8a" officeooo:paragraph-rsid="000d9f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l usuario podrá consultar las plazas libres de los parkings.</text:p>
      <text:p text:style-name="P1">El usuario podrá obtener una ruta hasta las plazas libres.</text:p>
      <text:p text:style-name="P1">El usuario podrá obtener información referente a los despachos de los profesores.</text:p>
      <text:p text:style-name="P1">El usuario podrá ver que profesores están libres para tutorías.</text:p>
      <text:p text:style-name="P1">El usuario podrá consultar las plazas libres de la cafeterí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6:54:44.576000000</meta:creation-date>
    <dc:date>2016-03-20T17:06:08.123000000</dc:date>
    <meta:editing-duration>PT11M24S</meta:editing-duration>
    <meta:editing-cycles>1</meta:editing-cycles>
    <meta:document-statistic meta:table-count="0" meta:image-count="0" meta:object-count="0" meta:page-count="1" meta:paragraph-count="5" meta:word-count="52" meta:character-count="324" meta:non-whitespace-character-count="277"/>
    <meta:generator>LibreOffice/5.0.3.2$Windows_x86 LibreOffice_project/e5f16313668ac592c1bfb310f4390624e3dbfb75</meta:generator>
  </office:meta>
</office:document-meta>
</file>